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textarea-horizontal-align="justify" draw:textarea-vertical-align="top" fo:padding-top="0.5cm"/>
    </style:style>
    <style:style style:name="gr2" style:family="graphic" style:parent-style-name="standard">
      <style:graphic-properties draw:fill-color="#ffffff" draw:textarea-horizontal-align="left" draw:textarea-vertical-align="top" draw:auto-grow-height="false" fo:min-height="0cm" fo:min-width="0cm" fo:padding-left="0cm" fo:padding-right="0.05cm"/>
    </style:style>
    <style:style style:name="gr3" style:family="graphic" style:parent-style-name="standard">
      <style:graphic-properties draw:fill-color="#ffffff" draw:textarea-horizontal-align="left" draw:textarea-vertical-align="middle" draw:auto-grow-height="false" fo:min-height="0cm" fo:min-width="0cm" fo:padding-left="-0.3cm" fo:padding-right="0.05cm"/>
    </style:style>
    <style:style style:name="gr4" style:family="graphic" style:parent-style-name="standard">
      <style:graphic-properties draw:fill-color="#ffffff" draw:textarea-horizontal-align="left" draw:textarea-vertical-align="middle" draw:auto-grow-height="false" fo:min-height="0cm" fo:min-width="0cm" fo:padding-left="0cm" fo:padding-right="0.05cm"/>
    </style:style>
    <style:style style:name="gr5" style:family="graphic" style:parent-style-name="standard">
      <style:graphic-properties draw:fill-color="#ffffff" draw:textarea-horizontal-align="justify" draw:textarea-vertical-align="middle" draw:auto-grow-height="false" fo:min-height="0cm" fo:min-width="0cm"/>
    </style:style>
    <style:style style:name="gr6" style:family="graphic" style:parent-style-name="objectwithoutfill">
      <style:graphic-properties draw:marker-end="Arrow" draw:marker-end-width="0.3cm" draw:fill="none" draw:textarea-vertical-align="middle"/>
    </style:style>
    <style:style style:name="gr7" style:family="graphic" style:parent-style-name="standard">
      <style:graphic-properties draw:fill-color="#ffffff" draw:textarea-horizontal-align="justify" draw:textarea-vertical-align="middle" draw:auto-grow-height="false" fo:min-height="0cm" fo:min-width="0cm" fo:wrap-option="no-wrap"/>
    </style:style>
    <style:style style:name="P1" style:family="paragraph">
      <style:paragraph-properties fo:text-align="center"/>
      <style:text-properties fo:font-size="22pt" fo:font-weight="bold"/>
    </style:style>
    <style:style style:name="P2" style:family="paragraph">
      <style:paragraph-properties fo:text-align="start"/>
    </style:style>
    <style:style style:name="P3" style:family="paragraph">
      <style:paragraph-properties fo:text-align="center"/>
    </style:style>
    <style:style style:name="P4" style:family="paragraph">
      <style:paragraph-properties fo:text-align="center"/>
      <style:text-properties fo:font-size="20pt" fo:font-weight="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rect draw:style-name="gr1" draw:text-style-name="P1" draw:layer="layout" svg:width="20.7cm" svg:height="7.5cm" svg:x="1.2cm" svg:y="1.3cm">
          <text:p text:style-name="P1">Live Server</text:p>
        </draw:rect>
        <draw:custom-shape draw:style-name="gr2" draw:text-style-name="P2" draw:layer="layout" svg:width="4.5cm" svg:height="1.6cm" svg:x="1.7cm" svg:y="3cm">
          <text:p text:style-name="P2">Live</text:p>
          <text:p text:style-name="P2">Data</text:p>
          <draw:enhanced-geometry svg:viewBox="0 0 21600 21600" draw:glue-points="10800 0 0 10800 10800 21600 14800 10800 21600 10800" draw:text-areas="3400 0 14800 21600" draw:type="flowchart-direct-access-storage" draw:enhanced-path="M 18200 0 X 21600 10800 18200 21600 L 3400 21600 X 0 10800 3400 0 Z N M 18200 0 X 14800 10800 18200 21600 N"/>
        </draw:custom-shape>
        <draw:custom-shape draw:style-name="gr3" draw:text-style-name="P2" draw:layer="layout" svg:width="4.5cm" svg:height="1.6cm" svg:x="11.8cm" svg:y="3cm">
          <text:p text:style-name="P2">Duplicate</text:p>
          <draw:enhanced-geometry svg:viewBox="0 0 21600 21600" draw:glue-points="10800 0 0 10800 10800 21600 14800 10800 21600 10800" draw:text-areas="3400 0 14800 21600" draw:type="flowchart-direct-access-storage" draw:enhanced-path="M 18200 0 X 21600 10800 18200 21600 L 3400 21600 X 0 10800 3400 0 Z N M 18200 0 X 14800 10800 18200 21600 N"/>
        </draw:custom-shape>
        <draw:custom-shape draw:style-name="gr2" draw:text-style-name="P2" draw:layer="layout" svg:width="4.5cm" svg:height="1.6cm" svg:x="6.7cm" svg:y="3cm">
          <text:p text:style-name="P2">BackUp</text:p>
          <text:p text:style-name="P2">Store</text:p>
          <draw:enhanced-geometry svg:viewBox="0 0 21600 21600" draw:glue-points="10800 0 0 10800 10800 21600 14800 10800 21600 10800" draw:text-areas="3400 0 14800 21600" draw:type="flowchart-direct-access-storage" draw:enhanced-path="M 18200 0 X 21600 10800 18200 21600 L 3400 21600 X 0 10800 3400 0 Z N M 18200 0 X 14800 10800 18200 21600 N"/>
        </draw:custom-shape>
        <draw:custom-shape draw:style-name="gr4" draw:text-style-name="P2" draw:layer="layout" svg:width="4.5cm" svg:height="1.6cm" svg:x="16.9cm" svg:y="3cm">
          <text:p text:style-name="P2">Archive</text:p>
          <draw:enhanced-geometry svg:viewBox="0 0 21600 21600" draw:glue-points="10800 0 0 10800 10800 21600 14800 10800 21600 10800" draw:text-areas="3400 0 14800 21600" draw:type="flowchart-direct-access-storage" draw:enhanced-path="M 18200 0 X 21600 10800 18200 21600 L 3400 21600 X 0 10800 3400 0 Z N M 18200 0 X 14800 10800 18200 21600 N"/>
        </draw:custom-shape>
        <draw:custom-shape draw:style-name="gr5" draw:text-style-name="P3" draw:layer="layout" svg:width="4.2cm" svg:height="2.3cm" svg:x="4.4cm" svg:y="5.8cm">
          <text:p text:style-name="P3">FileBackup</text:p>
          <draw:enhanced-geometry svg:viewBox="0 0 21600 21600" draw:glue-points="10800 0 0 10800 10800 21600 21600 10800" draw:type="flowchart-process" draw:enhanced-path="M 0 0 L 21600 0 21600 21600 0 21600 0 0 Z N"/>
        </draw:custom-shape>
        <draw:line draw:style-name="gr6" draw:text-style-name="P3" draw:layer="layout" svg:x1="4.1cm" svg:y1="4.6cm" svg:x2="5.7cm" svg:y2="5.8cm">
          <text:p/>
        </draw:line>
        <draw:line draw:style-name="gr6" draw:text-style-name="P3" draw:layer="layout" svg:x1="7cm" svg:y1="5.8cm" svg:x2="8.3cm" svg:y2="4.7cm">
          <text:p/>
        </draw:line>
        <draw:custom-shape draw:style-name="gr5" draw:text-style-name="P3" draw:layer="layout" svg:width="4.2cm" svg:height="2.3cm" svg:x="12.1cm" svg:y="5.9cm">
          <text:p text:style-name="P3">FileUnpack</text:p>
          <draw:enhanced-geometry svg:viewBox="0 0 21600 21600" draw:glue-points="10800 0 0 10800 10800 21600 21600 10800" draw:type="flowchart-process" draw:enhanced-path="M 0 0 L 21600 0 21600 21600 0 21600 0 0 Z N"/>
        </draw:custom-shape>
        <draw:line draw:style-name="gr6" draw:text-style-name="P3" draw:layer="layout" svg:x1="10.2cm" svg:y1="4.6cm" svg:x2="13cm" svg:y2="5.9cm">
          <text:p/>
        </draw:line>
        <draw:line draw:style-name="gr6" draw:text-style-name="P3" draw:layer="layout" svg:x1="13.9cm" svg:y1="5.9cm" svg:x2="13.9cm" svg:y2="4.6cm">
          <text:p/>
        </draw:line>
        <draw:line draw:style-name="gr6" draw:text-style-name="P3" draw:layer="layout" svg:x1="14.8cm" svg:y1="4.6cm" svg:x2="14.8cm" svg:y2="5.9cm">
          <text:p/>
        </draw:line>
        <draw:line draw:style-name="gr6" draw:text-style-name="P3" draw:layer="layout" svg:x1="15.5cm" svg:y1="5.9cm" svg:x2="17.7cm" svg:y2="4.6cm">
          <text:p/>
        </draw:line>
        <draw:custom-shape draw:style-name="gr7" draw:text-style-name="P3" draw:layer="layout" svg:width="5.3cm" svg:height="1.5cm" svg:x="2.3cm" svg:y="9.5cm">
          <text:p text:style-name="P3">FTP</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polyline draw:style-name="gr6" draw:text-style-name="P3" draw:layer="layout" svg:width="0cm" svg:height="1.371cm" svg:x="5.542cm" svg:y="8.128cm" svg:viewBox="0 0 0 1372" draw:points="0,0 0,549 0,1372">
          <text:p/>
        </draw:polyline>
        <draw:rect draw:style-name="gr1" draw:text-style-name="P4" draw:layer="layout" svg:width="20.7cm" svg:height="7.5cm" svg:x="1.2cm" svg:y="11.4cm">
          <text:p text:style-name="P4">BackUp Server</text:p>
        </draw:rect>
        <draw:custom-shape draw:style-name="gr3" draw:text-style-name="P2" draw:layer="layout" svg:width="4.5cm" svg:height="1.6cm" svg:x="11.8cm" svg:y="13.1cm">
          <text:p text:style-name="P2">Duplicate</text:p>
          <draw:enhanced-geometry svg:viewBox="0 0 21600 21600" draw:glue-points="10800 0 0 10800 10800 21600 14800 10800 21600 10800" draw:text-areas="3400 0 14800 21600" draw:type="flowchart-direct-access-storage" draw:enhanced-path="M 18200 0 X 21600 10800 18200 21600 L 3400 21600 X 0 10800 3400 0 Z N M 18200 0 X 14800 10800 18200 21600 N"/>
        </draw:custom-shape>
        <draw:custom-shape draw:style-name="gr2" draw:text-style-name="P2" draw:layer="layout" svg:width="4.5cm" svg:height="1.6cm" svg:x="6.7cm" svg:y="13.1cm">
          <text:p text:style-name="P2">BackUp</text:p>
          <text:p text:style-name="P2">Store</text:p>
          <draw:enhanced-geometry svg:viewBox="0 0 21600 21600" draw:glue-points="10800 0 0 10800 10800 21600 14800 10800 21600 10800" draw:text-areas="3400 0 14800 21600" draw:type="flowchart-direct-access-storage" draw:enhanced-path="M 18200 0 X 21600 10800 18200 21600 L 3400 21600 X 0 10800 3400 0 Z N M 18200 0 X 14800 10800 18200 21600 N"/>
        </draw:custom-shape>
        <draw:custom-shape draw:style-name="gr4" draw:text-style-name="P2" draw:layer="layout" svg:width="4.5cm" svg:height="1.6cm" svg:x="16.9cm" svg:y="13.1cm">
          <text:p text:style-name="P2">Archive</text:p>
          <draw:enhanced-geometry svg:viewBox="0 0 21600 21600" draw:glue-points="10800 0 0 10800 10800 21600 14800 10800 21600 10800" draw:text-areas="3400 0 14800 21600" draw:type="flowchart-direct-access-storage" draw:enhanced-path="M 18200 0 X 21600 10800 18200 21600 L 3400 21600 X 0 10800 3400 0 Z N M 18200 0 X 14800 10800 18200 21600 N"/>
        </draw:custom-shape>
        <draw:custom-shape draw:style-name="gr5" draw:text-style-name="P3" draw:layer="layout" svg:width="4.2cm" svg:height="2.3cm" svg:x="12.1cm" svg:y="16cm">
          <text:p text:style-name="P3">FileUnpack</text:p>
          <draw:enhanced-geometry svg:viewBox="0 0 21600 21600" draw:glue-points="10800 0 0 10800 10800 21600 21600 10800" draw:type="flowchart-process" draw:enhanced-path="M 0 0 L 21600 0 21600 21600 0 21600 0 0 Z N"/>
        </draw:custom-shape>
        <draw:line draw:style-name="gr6" draw:text-style-name="P3" draw:layer="layout" svg:x1="10.2cm" svg:y1="14.7cm" svg:x2="13cm" svg:y2="16cm">
          <text:p/>
        </draw:line>
        <draw:line draw:style-name="gr6" draw:text-style-name="P3" draw:layer="layout" svg:x1="13.9cm" svg:y1="16cm" svg:x2="13.9cm" svg:y2="14.7cm">
          <text:p/>
        </draw:line>
        <draw:line draw:style-name="gr6" draw:text-style-name="P3" draw:layer="layout" svg:x1="14.8cm" svg:y1="14.7cm" svg:x2="14.8cm" svg:y2="16cm">
          <text:p/>
        </draw:line>
        <draw:line draw:style-name="gr6" draw:text-style-name="P3" draw:layer="layout" svg:x1="15.5cm" svg:y1="16cm" svg:x2="17.7cm" svg:y2="14.7cm">
          <text:p/>
        </draw:line>
        <draw:line draw:style-name="gr6" draw:text-style-name="P3" draw:layer="layout" svg:x1="6.2cm" svg:y1="10.8cm" svg:x2="7.9cm" svg:y2="13.1cm">
          <text:p/>
        </draw:line>
        <draw:custom-shape draw:style-name="gr5" draw:text-style-name="P3" draw:layer="layout" svg:width="3.6cm" svg:height="1.9cm" svg:x="22.5cm" svg:y="9.1cm">
          <text:p text:style-name="P3">Email</text:p>
          <text:p text:style-name="P3">Notificatio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polyline draw:style-name="gr6" draw:text-style-name="P3" draw:layer="layout" svg:width="14.199cm" svg:height="2.099cm" svg:x="8.2cm" svg:y="8.1cm" svg:viewBox="0 0 14200 2100" draw:points="0,0 0,2100 14200,2100">
          <text:p/>
        </draw:polyline>
        <draw:polyline draw:style-name="gr6" draw:text-style-name="P3" draw:layer="layout" svg:width="7.199cm" svg:height="1.399cm" svg:x="15.2cm" svg:y="8.2cm" svg:viewBox="0 0 7200 1400" draw:points="0,0 0,1400 7200,1400">
          <text:p/>
        </draw:polyline>
        <draw:polyline draw:style-name="gr6" draw:text-style-name="P3" draw:layer="layout" svg:width="8.299cm" svg:height="6.299cm" svg:x="16.3cm" svg:y="10.8cm" svg:viewBox="0 0 8300 6300" draw:points="0,6300 8300,6300 8300,0">
          <text:p/>
        </draw:polylin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NZ"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22-07-05T14:01:53.73</meta:creation-date>
    <dc:date>2022-07-05T14:46:26.06</dc:date>
    <meta:editing-duration>PT14M9S</meta:editing-duration>
    <meta:editing-cycles>1</meta:editing-cycles>
    <meta:generator>OpenOffice/4.1.1$Win32 OpenOffice.org_project/411m6$Build-9775</meta:generator>
    <meta:document-statistic meta:object-count="29"/>
  </office:meta>
</office:document-meta>
</file>